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 office:value-type="string" calcext:value-type="string">
            <text:p>Feit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lder-Mead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 office:value-type="string" calcext:value-type="string">
            <text:p>Feit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Separad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3:28:49.414521042</meta:creation-date>
    <dc:date>2024-04-15T07:27:03.443418804</dc:date>
    <meta:editing-duration>PT9H43M24S</meta:editing-duration>
    <meta:editing-cycles>3</meta:editing-cycles>
    <meta:generator>LibreOffice/7.3.7.2$Linux_X86_64 LibreOffice_project/30$Build-2</meta:generator>
    <meta:document-statistic meta:table-count="1" meta:cell-count="135" meta:object-count="0"/>
  </office:meta>
</office:document-meta>
</file>